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06538b" officeooo:paragraph-rsid="0018796b"/>
    </style:style>
    <style:style style:name="P7" style:family="paragraph" style:parent-style-name="Standard">
      <style:text-properties officeooo:rsid="0006538b" officeooo:paragraph-rsid="0018cd44"/>
    </style:style>
    <style:style style:name="P8" style:family="paragraph" style:parent-style-name="Standard">
      <style:text-properties officeooo:rsid="00110b01" officeooo:paragraph-rsid="00110b01"/>
    </style:style>
    <style:style style:name="P9" style:family="paragraph" style:parent-style-name="Standard">
      <style:text-properties officeooo:rsid="00074534" officeooo:paragraph-rsid="0012257d"/>
    </style:style>
    <style:style style:name="P10" style:family="paragraph" style:parent-style-name="Standard">
      <style:text-properties officeooo:rsid="00116f65" officeooo:paragraph-rsid="00116f65"/>
    </style:style>
    <style:style style:name="P11" style:family="paragraph" style:parent-style-name="Standard">
      <style:text-properties officeooo:rsid="00116f65" officeooo:paragraph-rsid="0012257d"/>
    </style:style>
    <style:style style:name="P12" style:family="paragraph" style:parent-style-name="Standard">
      <style:text-properties officeooo:rsid="0001d38c" officeooo:paragraph-rsid="00116f65"/>
    </style:style>
    <style:style style:name="P13" style:family="paragraph" style:parent-style-name="Standard">
      <style:text-properties officeooo:rsid="0008fbe4" officeooo:paragraph-rsid="00116f65"/>
    </style:style>
    <style:style style:name="P14" style:family="paragraph" style:parent-style-name="Standard">
      <style:text-properties officeooo:rsid="0013321b" officeooo:paragraph-rsid="0012257d"/>
    </style:style>
    <style:style style:name="P15" style:family="paragraph" style:parent-style-name="Standard">
      <style:text-properties officeooo:rsid="0012257d" officeooo:paragraph-rsid="0012257d"/>
    </style:style>
    <style:style style:name="P16" style:family="paragraph" style:parent-style-name="Standard">
      <style:text-properties officeooo:rsid="00126897" officeooo:paragraph-rsid="00126897"/>
    </style:style>
    <style:style style:name="P17" style:family="paragraph" style:parent-style-name="Standard">
      <style:text-properties officeooo:rsid="00126897" officeooo:paragraph-rsid="0015875e"/>
    </style:style>
    <style:style style:name="P18" style:family="paragraph" style:parent-style-name="Standard">
      <style:text-properties officeooo:rsid="00133edb" officeooo:paragraph-rsid="00133edb"/>
    </style:style>
    <style:style style:name="P19" style:family="paragraph" style:parent-style-name="Standard">
      <style:text-properties officeooo:rsid="0014a6b4" officeooo:paragraph-rsid="0014a6b4"/>
    </style:style>
    <style:style style:name="P20" style:family="paragraph" style:parent-style-name="Standard">
      <style:text-properties officeooo:rsid="0004bf42" officeooo:paragraph-rsid="001523ae"/>
    </style:style>
    <style:style style:name="P21" style:family="paragraph" style:parent-style-name="Standard">
      <style:text-properties officeooo:rsid="00043fe5" officeooo:paragraph-rsid="001523ae"/>
    </style:style>
    <style:style style:name="P22" style:family="paragraph" style:parent-style-name="Standard">
      <style:text-properties officeooo:rsid="001523ae" officeooo:paragraph-rsid="001523ae"/>
    </style:style>
    <style:style style:name="P23" style:family="paragraph" style:parent-style-name="Standard">
      <style:text-properties officeooo:rsid="0015875e" officeooo:paragraph-rsid="0015875e"/>
    </style:style>
    <style:style style:name="P24" style:family="paragraph" style:parent-style-name="Standard">
      <style:text-properties officeooo:rsid="00163d19" officeooo:paragraph-rsid="00163d19"/>
    </style:style>
    <style:style style:name="P25" style:family="paragraph" style:parent-style-name="Standard">
      <style:text-properties officeooo:rsid="001712da" officeooo:paragraph-rsid="001712da"/>
    </style:style>
    <style:style style:name="P26" style:family="paragraph" style:parent-style-name="Standard">
      <style:text-properties officeooo:rsid="0018796b" officeooo:paragraph-rsid="0018cd44"/>
    </style:style>
    <style:style style:name="P27" style:family="paragraph" style:parent-style-name="Standard">
      <style:text-properties officeooo:rsid="0018cd44" officeooo:paragraph-rsid="0018cd44"/>
    </style:style>
    <style:style style:name="P28" style:family="paragraph" style:parent-style-name="Standard">
      <style:text-properties officeooo:rsid="001d002a" officeooo:paragraph-rsid="001d002a"/>
    </style:style>
    <style:style style:name="P29" style:family="paragraph" style:parent-style-name="Standard">
      <style:text-properties officeooo:rsid="001e4f27" officeooo:paragraph-rsid="001e4f27"/>
    </style:style>
    <style:style style:name="P30" style:family="paragraph" style:parent-style-name="Standard">
      <style:text-properties officeooo:rsid="001e4f27" officeooo:paragraph-rsid="001ed4e0"/>
    </style:style>
    <style:style style:name="P31" style:family="paragraph" style:parent-style-name="Standard">
      <style:text-properties officeooo:rsid="001ed4e0" officeooo:paragraph-rsid="001ed4e0"/>
    </style:style>
    <style:style style:name="P32" style:family="paragraph" style:parent-style-name="Standard">
      <style:text-properties officeooo:rsid="0006538b" officeooo:paragraph-rsid="0018cd44"/>
    </style:style>
    <style:style style:name="P33" style:family="paragraph" style:parent-style-name="Standard">
      <style:text-properties officeooo:rsid="0006538b" officeooo:paragraph-rsid="001eed36"/>
    </style:style>
    <style:style style:name="P34" style:family="paragraph" style:parent-style-name="Standard">
      <style:text-properties officeooo:rsid="001eed36" officeooo:paragraph-rsid="001eed36"/>
    </style:style>
    <style:style style:name="P35" style:family="paragraph" style:parent-style-name="Standard">
      <style:text-properties officeooo:rsid="0018796b" officeooo:paragraph-rsid="0018cd44"/>
    </style:style>
    <style:style style:name="P36" style:family="paragraph" style:parent-style-name="Standard">
      <style:text-properties officeooo:rsid="001f4b12" officeooo:paragraph-rsid="001f4b12"/>
    </style:style>
    <style:style style:name="P37" style:family="paragraph" style:parent-style-name="Standard">
      <style:text-properties officeooo:rsid="001fe3a4" officeooo:paragraph-rsid="001fe3a4"/>
    </style:style>
    <style:style style:name="P38" style:family="paragraph" style:parent-style-name="Standard">
      <style:text-properties officeooo:rsid="001d002a" officeooo:paragraph-rsid="001d002a"/>
    </style:style>
    <style:style style:name="P39" style:family="paragraph" style:parent-style-name="Standard">
      <style:text-properties officeooo:rsid="001d002a" officeooo:paragraph-rsid="00241b3d"/>
    </style:style>
    <style:style style:name="P40" style:family="paragraph" style:parent-style-name="Standard">
      <style:text-properties officeooo:rsid="0023c3f9" officeooo:paragraph-rsid="0023c3f9"/>
    </style:style>
    <style:style style:name="P41" style:family="paragraph" style:parent-style-name="Standard">
      <style:text-properties officeooo:rsid="0023c3f9" officeooo:paragraph-rsid="00241b3d"/>
    </style:style>
    <style:style style:name="P42" style:family="paragraph" style:parent-style-name="Standard">
      <style:text-properties officeooo:rsid="00241b3d" officeooo:paragraph-rsid="00241b3d"/>
    </style:style>
    <style:style style:name="P43" style:family="paragraph" style:parent-style-name="Standard">
      <style:text-properties officeooo:rsid="0024e149" officeooo:paragraph-rsid="0024e149"/>
    </style:style>
    <style:style style:name="T1" style:family="text">
      <style:text-properties officeooo:rsid="001ed4e0"/>
    </style:style>
    <style:style style:name="T2" style:family="text">
      <style:text-properties officeooo:rsid="0023c3f9"/>
    </style:style>
    <style:style style:name="T3" style:family="text">
      <style:text-properties officeooo:rsid="002578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>////////////////////////////////////////</text:p>
      <text:p text:style-name="P1">şeçeneğe balı olarak işlemler</text:p>
      <text:p text:style-name="P1"/>
      <text:p text:style-name="P1"/>
      <text:p text:style-name="P8">Şirket sahibi</text:p>
      <text:p text:style-name="P8">******************************</text:p>
      <text:p text:style-name="P8">adı</text:p>
      <text:p text:style-name="P8">soyadı</text:p>
      <text:p text:style-name="P8">kimlik No</text:p>
      <text:p text:style-name="P8">email</text:p>
      <text:p text:style-name="P8">telefon</text:p>
      <text:p text:style-name="P8">doğum tarihi</text:p>
      <text:p text:style-name="P8">doğum yeri</text:p>
      <text:p text:style-name="P8">Meslek</text:p>
      <text:p text:style-name="P8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8">Şirket türü</text:p>
      <text:p text:style-name="P8">**************************</text:p>
      <text:p text:style-name="P8">id</text:p>
      <text:p text:style-name="P8">şirket türü</text:p>
      <text:p text:style-name="P8"/>
      <text:p text:style-name="P8"/>
      <text:p text:style-name="P8">Şirket sahibi Şirkete Sahiptir</text:p>
      <text:p text:style-name="P8">****************************</text:p>
      <text:p text:style-name="P8">id</text:p>
      <text:p text:style-name="P8">şirket sahibiId</text:p>
      <text:p text:style-name="P8">şirketId</text:p>
      <text:p text:style-name="P8">------------------------------------------------------------------------------------------------------------------------</text:p>
      <text:p text:style-name="P8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10"><text:soft-page-break/>Şirket Fabrikaya Sahiptir</text:p>
      <text:p text:style-name="P10">***********************************</text:p>
      <text:p text:style-name="P10">id</text:p>
      <text:p text:style-name="P10">şirketId</text:p>
      <text:p text:style-name="P10">fabrikaId</text:p>
      <text:p text:style-name="P10">------------------------------------------------------------------------------------------------------------------------</text:p>
      <text:p text:style-name="P10"/>
      <text:p text:style-name="P12">Market</text:p>
      <text:p text:style-name="P12">************************</text:p>
      <text:p text:style-name="P10">id</text:p>
      <text:p text:style-name="P12">adı</text:p>
      <text:p text:style-name="P12">adresi</text:p>
      <text:p text:style-name="P13">telefon</text:p>
      <text:p text:style-name="P13">email</text:p>
      <text:p text:style-name="P13"/>
      <text:p text:style-name="P13"/>
      <text:p text:style-name="P13"/>
      <text:p text:style-name="P10">Şirket Markete Sahiptir</text:p>
      <text:p text:style-name="P10">****************************************</text:p>
      <text:p text:style-name="P10">id</text:p>
      <text:p text:style-name="P10">şirketId</text:p>
      <text:p text:style-name="P10">marketId</text:p>
      <text:p text:style-name="P10"/>
      <text:p text:style-name="P10">------------------------------------------------------------------------------------------------------------------------</text:p>
      <text:p text:style-name="P10"/>
      <text:p text:style-name="P15">Depo</text:p>
      <text:p text:style-name="P15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5">Şirket Depoya Sahiptir</text:p>
      <text:p text:style-name="P15">*********************************</text:p>
      <text:p text:style-name="P15">id</text:p>
      <text:p text:style-name="P15">şirketId</text:p>
      <text:p text:style-name="P15">depoId</text:p>
      <text:p text:style-name="P15">------------------------------------------------------------------------------------------------------------------------</text:p>
      <text:p text:style-name="P15"/>
      <text:p text:style-name="P10"/>
      <text:p text:style-name="P5">ürün</text:p>
      <text:p text:style-name="P5">***************************</text:p>
      <text:p text:style-name="P25">id</text:p>
      <text:p text:style-name="P5">ad</text:p>
      <text:p text:style-name="P5">türü</text:p>
      <text:p text:style-name="P14">ürün birim</text:p>
      <text:p text:style-name="P14">ürün adet</text:p>
      <text:p text:style-name="P33">üretim maliyeti</text:p>
      <text:p text:style-name="P34">kar mikatarı</text:p>
      <text:p text:style-name="P34">satış fiyatı</text:p>
      <text:p text:style-name="P5"><text:soft-page-break/></text:p>
      <text:p text:style-name="P11">ürün türü</text:p>
      <text:p text:style-name="P11">*****************************</text:p>
      <text:p text:style-name="P11">id</text:p>
      <text:p text:style-name="P11">ürün tür</text:p>
      <text:p text:style-name="P11"/>
      <text:p text:style-name="P11">ürün birim</text:p>
      <text:p text:style-name="P11">*****************************</text:p>
      <text:p text:style-name="P11">id</text:p>
      <text:p text:style-name="P11">ürün birim</text:p>
      <text:p text:style-name="P11">------------------------------------------------------------------------------------------------------------------------</text:p>
      <text:p text:style-name="P11"/>
      <text:p text:style-name="P9">işçi</text:p>
      <text:p text:style-name="P9">*********************************</text:p>
      <text:p text:style-name="P9">kimlik no</text:p>
      <text:p text:style-name="P9">ad</text:p>
      <text:p text:style-name="P9">soyad</text:p>
      <text:p text:style-name="P9">cinsiyet</text:p>
      <text:p text:style-name="P9">telefon</text:p>
      <text:p text:style-name="P9">email</text:p>
      <text:p text:style-name="P15"/>
      <text:p text:style-name="P15"/>
      <text:p text:style-name="P16">iş yeri türleri</text:p>
      <text:p text:style-name="P16">*********************************</text:p>
      <text:p text:style-name="P16">id</text:p>
      <text:p text:style-name="P16">işyeritürü</text:p>
      <text:p text:style-name="P16"/>
      <text:p text:style-name="P16"/>
      <text:p text:style-name="P16">görev türüleri</text:p>
      <text:p text:style-name="P16">**********************************</text:p>
      <text:p text:style-name="P16">id</text:p>
      <text:p text:style-name="P16">görev</text:p>
      <text:p text:style-name="P16">iş yeri türü</text:p>
      <text:p text:style-name="P16"/>
      <text:p text:style-name="P19">görev değer</text:p>
      <text:p text:style-name="P19">************************************</text:p>
      <text:p text:style-name="P19">id</text:p>
      <text:p text:style-name="P19">görev değer</text:p>
      <text:p text:style-name="P16"/>
      <text:p text:style-name="P16"/>
      <text:p text:style-name="P16">rütbe türleri</text:p>
      <text:p text:style-name="P16">*************************************</text:p>
      <text:p text:style-name="P16">id</text:p>
      <text:p text:style-name="P16">rütbe</text:p>
      <text:p text:style-name="P16">iş yeri türü</text:p>
      <text:p text:style-name="P16"/>
      <text:p text:style-name="P19">rütbe değer</text:p>
      <text:p text:style-name="P19">************************************</text:p>
      <text:p text:style-name="P19">id</text:p>
      <text:p text:style-name="P19">rütbe değer</text:p>
      <text:p text:style-name="P19"/>
      <text:p text:style-name="P19"/>
      <text:p text:style-name="P18"><text:soft-page-break/>işçi şu görevde şu rütbeye sahiptir</text:p>
      <text:p text:style-name="P18">****************************************</text:p>
      <text:p text:style-name="P18">işçi id</text:p>
      <text:p text:style-name="P18">görev id</text:p>
      <text:p text:style-name="P18">rütbe id</text:p>
      <text:p text:style-name="P19">maaş=görev değer +rütbe değer</text:p>
      <text:p text:style-name="P19"/>
      <text:p text:style-name="P19"/>
      <text:p text:style-name="P19">------------------------------------------------------------------------------------------------------------------------</text:p>
      <text:p text:style-name="P19"/>
      <text:p text:style-name="P21">Araç</text:p>
      <text:p text:style-name="P21">************************</text:p>
      <text:p text:style-name="P21">id</text:p>
      <text:p text:style-name="P21">türü</text:p>
      <text:p text:style-name="P21">marka</text:p>
      <text:p text:style-name="P21">model</text:p>
      <text:p text:style-name="P21">plaka numarası</text:p>
      <text:p text:style-name="P21">saşe numarası</text:p>
      <text:p text:style-name="P21">gidilen km miktarı</text:p>
      <text:p text:style-name="P20">alınma tarihi</text:p>
      <text:p text:style-name="P20">alındığı fiyat</text:p>
      <text:p text:style-name="P20">şu anki değeri</text:p>
      <text:p text:style-name="P20"/>
      <text:p text:style-name="P20"/>
      <text:p text:style-name="P22">Araç türü</text:p>
      <text:p text:style-name="P22">***************************</text:p>
      <text:p text:style-name="P22">id</text:p>
      <text:p text:style-name="P22">tür</text:p>
      <text:p text:style-name="P22"/>
      <text:p text:style-name="P22">Araç marka</text:p>
      <text:p text:style-name="P22">****************************</text:p>
      <text:p text:style-name="P22">id </text:p>
      <text:p text:style-name="P22">marka</text:p>
      <text:p text:style-name="P22"/>
      <text:p text:style-name="P22"/>
      <text:p text:style-name="P22">Araç model</text:p>
      <text:p text:style-name="P22">*****************************</text:p>
      <text:p text:style-name="P22">id </text:p>
      <text:p text:style-name="P22">markaId</text:p>
      <text:p text:style-name="P22">model</text:p>
      <text:p text:style-name="P16"/>
      <text:p text:style-name="P16"/>
      <text:p text:style-name="P16">------------------------------------------------------------------------------------------------------------------------</text:p>
      <text:p text:style-name="P16"/>
      <text:p text:style-name="P23">malzeme</text:p>
      <text:p text:style-name="P23">************************</text:p>
      <text:p text:style-name="P23">id</text:p>
      <text:p text:style-name="P23">ad</text:p>
      <text:p text:style-name="P23">alınma tarihi</text:p>
      <text:p text:style-name="P23">alındığı fiyat</text:p>
      <text:p text:style-name="P17">------------------------------------------------------------------------------------------------------------------------</text:p>
      <text:p text:style-name="P17"/>
      <text:p text:style-name="P23"><text:soft-page-break/>Fabrika İşçiye sahiptir</text:p>
      <text:p text:style-name="P23">*****************************</text:p>
      <text:p text:style-name="P23">id</text:p>
      <text:p text:style-name="P23">fabrikaId</text:p>
      <text:p text:style-name="P23">işçiId</text:p>
      <text:p text:style-name="P23"/>
      <text:p text:style-name="P24">Fabrika Araca Sahiptir</text:p>
      <text:p text:style-name="P24">******************************</text:p>
      <text:p text:style-name="P24">id</text:p>
      <text:p text:style-name="P24">fabrikaId</text:p>
      <text:p text:style-name="P24">AraçId</text:p>
      <text:p text:style-name="P24"/>
      <text:p text:style-name="P24">Fabrika Malzemeye Sahiptir</text:p>
      <text:p text:style-name="P24">******************************</text:p>
      <text:p text:style-name="P24">id</text:p>
      <text:p text:style-name="P24">fabrikaId</text:p>
      <text:p text:style-name="P24">malzemeId</text:p>
      <text:p text:style-name="P6"/>
      <text:p text:style-name="P6">------------------------------------------------------------------------------------------------------------------------</text:p>
      <text:p text:style-name="P6"/>
      <text:p text:style-name="P27">Depo İşçiye Sahiptir</text:p>
      <text:p text:style-name="P27">**********************************</text:p>
      <text:p text:style-name="P27">id</text:p>
      <text:p text:style-name="P27">depoId</text:p>
      <text:p text:style-name="P27">işçiId</text:p>
      <text:p text:style-name="P27"/>
      <text:p text:style-name="P27"/>
      <text:p text:style-name="P27">Depo Araca Sahiptir</text:p>
      <text:p text:style-name="P27">***********************************</text:p>
      <text:p text:style-name="P27">id</text:p>
      <text:p text:style-name="P27">DepoId</text:p>
      <text:p text:style-name="P27">AraçId</text:p>
      <text:p text:style-name="P27"/>
      <text:p text:style-name="P27"/>
      <text:p text:style-name="P27">Depo Malzemeye Sahiptir</text:p>
      <text:p text:style-name="P27">***********************************</text:p>
      <text:p text:style-name="P27">id</text:p>
      <text:p text:style-name="P27">depoId</text:p>
      <text:p text:style-name="P27">MalzemeId</text:p>
      <text:p text:style-name="P27">------------------------------------------------------------------------------------------------------------------------</text:p>
      <text:p text:style-name="P27"/>
      <text:p text:style-name="P27">Market İşçiye Sahiptir</text:p>
      <text:p text:style-name="P27">****************************************</text:p>
      <text:p text:style-name="P27">id</text:p>
      <text:p text:style-name="P27">işçiId</text:p>
      <text:p text:style-name="P27">marketId</text:p>
      <text:p text:style-name="P27"/>
      <text:p text:style-name="P27"/>
      <text:p text:style-name="P27"/>
      <text:p text:style-name="P27">Market Araca Sahiptir</text:p>
      <text:p text:style-name="P27">******************************************</text:p>
      <text:p text:style-name="P27">id</text:p>
      <text:p text:style-name="P27"><text:soft-page-break/>marketId</text:p>
      <text:p text:style-name="P27">AraçId</text:p>
      <text:p text:style-name="P27"/>
      <text:p text:style-name="P27"/>
      <text:p text:style-name="P27">Market Malzemeye Sahiptir</text:p>
      <text:p text:style-name="P27">*******************************************</text:p>
      <text:p text:style-name="P27">id </text:p>
      <text:p text:style-name="P27">MarketId</text:p>
      <text:p text:style-name="P27">MalzemeId</text:p>
      <text:p text:style-name="P27"/>
      <text:p text:style-name="P27"/>
      <text:p text:style-name="P27">------------------------------------------------------------------------------------------------------------------------</text:p>
      <text:p text:style-name="P27"/>
      <text:p text:style-name="P26">Fabrika Ürün Üretir</text:p>
      <text:p text:style-name="P26">*******************************</text:p>
      <text:p text:style-name="P26">id</text:p>
      <text:p text:style-name="P26">ürünId</text:p>
      <text:p text:style-name="P26">FabrikaId</text:p>
      <text:p text:style-name="P7">üretim tarihi</text:p>
      <text:p text:style-name="P7">son tüketim tarihi</text:p>
      <text:p text:style-name="P7"/>
      <text:p text:style-name="P7"/>
      <text:p text:style-name="P36">Fabrika depolar</text:p>
      <text:p text:style-name="P36">********************************</text:p>
      <text:p text:style-name="P36">id</text:p>
      <text:p text:style-name="P37">fabrikaId</text:p>
      <text:p text:style-name="P37">ürünId</text:p>
      <text:p text:style-name="P37">toplamAdet</text:p>
      <text:p text:style-name="P36"/>
      <text:p text:style-name="P36"/>
      <text:p text:style-name="P7">------------------------------------------------------------------------------------------------------------------------</text:p>
      <text:p text:style-name="P28"/>
      <text:p text:style-name="P28">Fabrika <text:span text:style-name="T2">Markete </text:span>Ürün Yollar</text:p>
      <text:p text:style-name="P28">********************************</text:p>
      <text:p text:style-name="P28">id</text:p>
      <text:p text:style-name="P28">fabrikaId</text:p>
      <text:p text:style-name="P40">marketId</text:p>
      <text:p text:style-name="P40">ürünId</text:p>
      <text:p text:style-name="P40">adet</text:p>
      <text:p text:style-name="P28">GönderimAracId</text:p>
      <text:p text:style-name="P40">gönderimTarihi</text:p>
      <text:p text:style-name="P7">------------------------------------------------------------------------------------------------------------------------</text:p>
      <text:p text:style-name="P7"/>
      <text:p text:style-name="P7"/>
      <text:p text:style-name="P29">Market Depolar</text:p>
      <text:p text:style-name="P29">*********************************</text:p>
      <text:p text:style-name="P29">id</text:p>
      <text:p text:style-name="P29">MarketId</text:p>
      <text:p text:style-name="P31">ÜrünId</text:p>
      <text:p text:style-name="P31">Toplam Miktar</text:p>
      <text:p text:style-name="P29">-----------------------------------------------------------------------------------------------------------------------</text:p>
      <text:p text:style-name="P29"/>
      <text:p text:style-name="P29"><text:soft-page-break/>Depo <text:s/>Depolar</text:p>
      <text:p text:style-name="P29">*********************************</text:p>
      <text:p text:style-name="P29">id</text:p>
      <text:p text:style-name="P30"><text:span text:style-name="T1">Depo</text:span>Id</text:p>
      <text:p text:style-name="P31">ÜrünId</text:p>
      <text:p text:style-name="P31">Toplam Miktar</text:p>
      <text:p text:style-name="P31"/>
      <text:p text:style-name="P31">------------------------------------------------------------------------------------------------------------------------</text:p>
      <text:p text:style-name="P31"/>
      <text:p text:style-name="P31"/>
      <text:p text:style-name="P42">Depo Markete Ürün <text:span text:style-name="T3">yollar</text:span></text:p>
      <text:p text:style-name="P42">**********************************</text:p>
      <text:p text:style-name="P42">id</text:p>
      <text:p text:style-name="P42">depoId</text:p>
      <text:p text:style-name="P42">marketId</text:p>
      <text:p text:style-name="P42">ürünId</text:p>
      <text:p text:style-name="P42">adet</text:p>
      <text:p text:style-name="P39">GönderimAracId</text:p>
      <text:p text:style-name="P41">gönderimTarihi</text:p>
      <text:p text:style-name="P41"/>
      <text:p text:style-name="P41"/>
      <text:p text:style-name="P43">------------------------------------------------------------------------------------------------------------------------</text:p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1-03T18:23:01.376000000</dc:date>
    <meta:editing-duration>PT3H36M27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260" meta:word-count="360" meta:character-count="5005" meta:non-whitespace-character-count="4901"/>
  </office:meta>
</office:document-meta>
</file>